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2" style:family="graphic" style:parent-style-name="standard">
      <style:graphic-properties svg:stroke-width="0cm" draw:marker-start-width="0.203cm" draw:marker-end-width="0.203cm" draw:fill-color="#666666" draw:opacity="100%" draw:textarea-horizontal-align="justify" draw:textarea-vertical-align="middle" draw:auto-grow-height="false" fo:min-height="0.118cm" fo:min-width="0cm" fo:padding-top="-0.025cm" fo:padding-bottom="-0.025cm" fo:padding-left="0.225cm" fo:padding-right="0.225cm" draw:shadow-opacity="100%"/>
    </style:style>
    <style:style style:name="gr3" style:family="graphic" style:parent-style-name="standard">
      <style:graphic-properties draw:stroke="none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4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8cm" fo:min-width="0cm" fo:padding-top="-0.025cm" fo:padding-bottom="-0.025cm" fo:padding-left="0.225cm" fo:padding-right="0.225cm"/>
    </style:style>
    <style:style style:name="gr5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685cm" fo:min-width="0cm" fo:padding-top="-0.025cm" fo:padding-bottom="-0.025cm" fo:padding-left="0.225cm" fo:padding-right="0.225cm"/>
    </style:style>
    <style:style style:name="gr6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2.393cm" fo:min-width="2.016cm" fo:padding-top="0.137cm" fo:padding-bottom="0.137cm" fo:padding-left="0.262cm" fo:padding-right="0.262cm" draw:shadow-opacity="0%"/>
    </style:style>
    <style:style style:name="gr7" style:family="graphic" style:parent-style-name="standard">
      <style:graphic-properties draw:stroke="solid" svg:stroke-width="0.025cm" svg:stroke-color="#000000" draw:marker-start-width="0.24cm" draw:marker-end-width="0.24cm" draw:fill="none" draw:fill-color="#ffffff" fo:min-height="0.512cm" fo:padding-top="0.076cm" fo:padding-bottom="0.012cm" fo:padding-left="0.114cm" fo:padding-right="0.237cm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loext:graphic-properties draw:fill-color="#666666" draw:opacity="100%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86cm" svg:height="0.509cm" svg:x="5.826cm" svg:y="3.286cm">
          <draw:text-box>
            <text:p><text:span text:style-name="T1">column</text:span></text:p>
          </draw:text-box>
        </draw:frame>
        <draw:custom-shape draw:style-name="gr2" draw:text-style-name="P2" draw:layer="layout" svg:width="0.203cm" svg:height="0.203cm" draw:transform="rotate (-3.14159265358979) translate (8.027cm 3.6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out" svg:width="2.159cm" svg:height="0.509cm" svg:x="5.826cm" svg:y="2.65cm">
          <draw:text-box>
            <text:p><text:span text:style-name="T1">relation</text:span></text:p>
          </draw:text-box>
        </draw:frame>
        <draw:custom-shape draw:style-name="gr4" draw:text-style-name="P3" draw:layer="layout" svg:width="0.254cm" svg:height="0.508cm" svg:x="5.572cm" svg:y="2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254cm" svg:height="0.635cm" svg:x="7.858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54cm" svg:height="2.667cm" svg:x="5.572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2.54cm" svg:height="0.635cm" svg:x="5.572cm" svg:y="1.889cm">
          <draw:text-box>
            <text:p><text:span text:style-name="T2">Rename</text:span></text:p>
          </draw:text-box>
        </draw:frame>
        <draw:frame draw:style-name="gr1" draw:text-style-name="P1" draw:layer="layout" svg:width="2.286cm" svg:height="0.509cm" svg:x="5.826cm" svg:y="3.921cm">
          <draw:text-box>
            <text:p><text:span text:style-name="T1">alia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opacity="100%" draw:fill-image-width="0cm" draw:fill-image-height="0cm" draw:textarea-horizontal-align="justify" draw:auto-grow-height="false" fo:padding-top="0cm" fo:padding-bottom="0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03:11:31.300611217</meta:creation-date>
    <dc:date>2015-03-15T18:16:12.484753033</dc:date>
    <meta:editing-duration>PT2H29M5S</meta:editing-duration>
    <meta:editing-cycles>22</meta:editing-cycles>
    <meta:generator>LibreOffice/4.4.1.2$Linux_X86_64 LibreOffice_project/40m0$Build-2</meta:generator>
    <meta:document-statistic meta:object-count="8"/>
  </office:meta>
</office:document-meta>
</file>